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P20" style:parent-style-name="Textpozn.podčarou" style:family="paragraph">
      <style:paragraph-properties fo:text-align="start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T22" style:parent-style-name="Značkapozn.podčarou" style:family="text">
      <style:text-properties fo:font-weight="normal" style:font-weight-asian="normal" fo:font-size="9pt" style:font-size-asian="9pt"/>
    </style:style>
    <style:style style:name="P23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6/2022<text:bookmark-end text:name="Text14"/></text:p>
            <text:p text:style-name="Normální">KVOP-64428/2022<text:bookmark-end text:name="Text2"/></text:p>
            <text:p text:style-name="Normální"><text:bookmark-start text:name="Text6"/>29. 1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ý pan</text:p>
            <text:p text:style-name="Normální">Ing. M. B.</text:p>
            <text:p text:style-name="Normální">prezident organizace</text:p>
            <text:p text:style-name="Normální"><text:bookmark-start text:name="Text9"/>Odborová organizace S<text:bookmark-end text:name="Text9"/>.</text:p>
            <text:p text:style-name="Normální"/>
            <text:p text:style-name="Normální"/>
            <text:p text:style-name="Normální"><text:span text:style-name="T17">ID DS:<text:s/></text:span></text:p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prezidente,</text:p>
      <text:p text:style-name="Základnítext">odpovídám na Vaši žádost ze dne 15. 12. 2022. Ptáte se,</text:p>
      <text:list text:style-name="LFO3_1" text:continue-numbering="true">
        <text:list-item>
          <text:p text:style-name="P18">jestli je dobrá správa právo nebo pouhý princip, kterým se správní orgány nemusí řídit a</text:p>
        </text:list-item>
        <text:list-item>
          <text:p text:style-name="P19">jestli je možné žádat o vydání rozhodnutí ohledně povinnosti správního orgánu, která je vykonávána jen v rámci „dobré správy“.</text:p>
        </text:list-item>
      </text:list>
      <text:p text:style-name="Základnítext">Nejprve k <text:span text:style-name="Silné">první otázce</text:span>. Dobrou správu je možné považovat za právní princip. To ale neznamená, že by se úřady principy dobré správy nemusely řídit. Právní principy, mezi které se řadí i principy dobré správy, jsou sice obecná pravidla, která mohou být v konfliktu a musí se vzájemně poměřovat, ale stále jsou to pravidla.</text:p>
      <text:p text:style-name="Základnítext">Jak jsem psal v předchozí odpovědi, ombudsman principy dobré správy poměřuje jednání správních úřadů a některých dalších institucí podle<text:s/><text:a xlink:href="https://www.zakonyprolidi.cz/cs/1999-349#p1-2" office:target-frame-name="_top" xlink:show="replace"><text:span text:style-name="Hypertextovýodkaz">§ 1 odst. 2</text:span></text:a><text:s/>zákona o veřejném ochránci práv. Pokud v řízení shledá, že úřad jednal v rozporu s některým z principů dobré správy, byť ne v rozporu<text:s/>se zákonem, takové jednání mu vytkne a snaží se domoci nápravy.<text:s/></text:p>
      <text:p text:style-name="Základnítext">Například v jednom šetření<text:span text:style-name="Značkapozn.podčarou"><text:note text:note-class="footnote" text:id="_ftn0"><text:note-citation>1</text:note-citation><text:note-body><text:p text:style-name="P20"><text:s/><text:span text:style-name="T21"><text:tab/></text:span>Sp. zn.: 7108/2013/VOP/DS. Závěrečná zpráva dostupná na <text:a xlink:href="https://eso.ochrance.cz/Nalezene/Edit/1528" office:target-frame-name="_top" xlink:show="replace"><text:span text:style-name="Hypertextovýodkaz">https://eso.ochrance.cz/Nalezene/Edit/1528</text:span></text:a>,<text:s/>závěrečné stanovisko na <text:a xlink:href="https://eso.ochrance.cz/Nalezene/Edit/1646" office:target-frame-name="_top" xlink:show="replace"><text:span text:style-name="Hypertextovýodkaz">https://eso.ochrance.cz/Nalezene/Edit/1646</text:span></text:a>.<text:s/></text:p></text:note-body></text:note></text:span><text:s/>tehdejší ombudsmanka výslovně prohlásila, že správní orgány jsou povinny naplňovat principy dobré správy. Konkrétně mají podle<text:s/>ochránkyně úřady povinnost vyzývat podatele podání<text:s/><text:a xlink:href="https://www.zakonyprolidi.cz/cs/2004-500#p37-1" office:target-frame-name="_top" xlink:show="replace"><text:span text:style-name="Hypertextovýodkaz">(§ 37 odst. 1</text:span></text:a><text:s/>správního řádu) k jeho potvrzení nebo doplnění formálním způsobem (<text:a xlink:href="https://www.zakonyprolidi.cz/cs/2004-500#p37-4" office:target-frame-name="_top" xlink:show="replace"><text:span text:style-name="Hypertextovýodkaz">§ 37 odst. 4</text:span></text:a><text:s/>správního řádu), byť tato povinnost není stanovena nikde v zákoně. Při porušení povinnosti vyplývající z principu dobré správy ale není možné konstatovat nezákonnost správního rozhodnutí nebo postupu správního orgánu. Může vést jen k uplatnění takzvaných měkkých sankcí. Některé principy dobré správy jsou ale vtěleny přímo do zákona. Jejich porušení by nejspíš mohlo znamenat nezákonnost rozhodnutí nebo jiného postupu správního orgánu.<text:s/></text:p>
      <text:p text:style-name="Základnítext">Z toho vychází odpověď na Vaši<text:s/><text:span text:style-name="Silné">druhou otázku</text:span>. Nesplnění<text:s/>nebo porušení povinnosti správního orgánu, která nevychází ze zákona, ale „jen“ z principu dobré správy, není možné<text:s/><text:soft-page-break/>prohlásit za nezákonné se všemi důsledky takového prohlášení (zrušení rozhodnutí nadřízeným orgánem apod.).<text:s/></text:p>
      <text:p text:style-name="Základnítext">Pro další informace k dobré správě doporučuji knihu Karla Černína<text:s/><text:span text:style-name="Zdůraznění">Principy dobré správy</text:span><text:s/>a další zdroje, na které tato kniha odkazuje.<text:span text:style-name="Značkapozn.podčarou"><text:note text:note-class="footnote" text:id="_ftn1"><text:note-citation>2</text:note-citation><text:note-body><text:p text:style-name="Textpozn.podčarou"><text:s/><text:span text:style-name="T22"><text:tab/></text:span>Černín, K. Principy dobré správy. Praha: Wolters Kluwer ČR, 2019.<text:s/></text:p></text:note-body></text:note></text:span></text:p>
      <text:p text:style-name="Základnítext">S pozdravem</text:p>
      <text:p text:style-name="P23">JUDr. Pavel Pořízek, Ph.D. v. r.</text:p>
      <text:p text:style-name="podpis">vedoucí Kanceláře veřejného ochránce<text:s/>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6PN2*</text:span></text:p>
        <text:p text:style-name="P12"><text:span text:style-name="T13">KVOPX00D6PN2</text:span>KVOPX00D6PN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5T11:07:00Z</meta:creation-date>
    <dc:date>2023-01-25T11:09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5" meta:word-count="379" meta:character-count="2614" meta:row-count="18" meta:non-whitespace-character-count="2240"/>
  </office:meta>
</office:document-meta>
</file>